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61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ta-cognition</text:p>
          </table:table-cell>
          <table:table-cell office:value-type="string" calcext:value-type="string">
            <text:p>References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Hayes-Roth1995a][Hayes-Roth1996]</text:p>
          </table:table-cell>
          <table:table-cell table:style-name="ce1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yes </text:p>
          </table:table-cell>
          <table:table-cell table:style-name="ce1" office:value-type="string" calcext:value-type="string">
            <text:p>[Friedman2011b]</text:p>
          </table:table-cell>
          <table:table-cell table:style-name="ce1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no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no 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[Sun2016a][Sun2006a]</text:p>
          </table:table-cell>
          <table:table-cell table:style-name="ce1"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no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Evertsz2007]</text:p>
          </table:table-cell>
          <table:table-cell table:style-name="ce1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Friedman2011b]</text:p>
          </table:table-cell>
          <table:table-cell table:style-name="ce1"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Marshall1995]</text:p>
          </table:table-cell>
          <table:table-cell table:style-name="ce1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Guzman2012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Christensen2009]</text:p>
          </table:table-cell>
          <table:table-cell table:style-name="ce1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[Sanchez-fibla2010]</text:p>
          </table:table-cell>
          <table:table-cell table:style-name="ce1"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Scheutz2013][Krause2012]</text:p>
          </table:table-cell>
          <table:table-cell table:style-name="ce1"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Epstein2008][Epstein2010]</text:p>
          </table:table-cell>
          <table:table-cell table:style-name="ce1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Shapiro2010]</text:p>
          </table:table-cell>
          <table:table-cell table:style-name="ce1"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amsonovich2010a]</text:p>
          </table:table-cell>
          <table:table-cell table:style-name="ce1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[Tobergte2015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Hudlicka2002] [Hudlicka2009a]</text:p>
          </table:table-cell>
          <table:table-cell table:style-name="ce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Kuokka1991]</text:p>
          </table:table-cell>
          <table:table-cell table:style-name="ce1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Dannenhauer2014]</text:p>
          </table:table-cell>
          <table:table-cell table:style-name="ce1"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no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Pollock1988]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05b][Scally2012]</text:p>
          </table:table-cell>
          <table:table-cell table:style-name="ce1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Veloso1998]</text:p>
          </table:table-cell>
          <table:table-cell table:style-name="ce1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Ingrand1996]</text:p>
          </table:table-cell>
          <table:table-cell table:style-name="ce1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no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Ogasawara1993a]</text:p>
          </table:table-cell>
          <table:table-cell table:style-name="ce1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Murdock2008]</text:p>
          </table:table-cell>
          <table:table-cell table:style-name="ce1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Vinokurov2011]</text:p>
          </table:table-cell>
          <table:table-cell table:style-name="ce1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Pynadath2013]</text:p>
          </table:table-cell>
          <table:table-cell table:style-name="ce1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Nason2004] [Mohan2013] [Laird2012c]</text:p>
          </table:table-cell>
          <table:table-cell table:style-name="ce1"/>
        </table:table-row>
        <table:table-row table:style-name="ro1">
          <table:table-cell office:value-type="string" calcext:value-type="string">
            <text:p>SPA (Spaun)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13:02.363102537</meta:creation-date>
    <dc:date>2018-09-06T13:47:48.343068950</dc:date>
    <meta:editing-duration>PT10M14S</meta:editing-duration>
    <meta:editing-cycles>3</meta:editing-cycles>
    <meta:generator>LibreOffice/5.1.6.2$Linux_X86_64 LibreOffice_project/10m0$Build-2</meta:generator>
    <meta:document-statistic meta:table-count="1" meta:cell-count="197" meta:object-count="0"/>
  </office:meta>
</office:document-meta>
</file>